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1_1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Nina Cohen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15, 1897</text:p>
      <text:p text:style-name="P2">Month<text:tab/><text:tab/><text:tab/><text:tab/><text:tab/><text:tab/>Ma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Y</text:p>
      <text:p text:style-name="P2">Postma<text:tab/>rk<text:tab/><text:tab/><text:tab/><text:tab/><text:tab/>Y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e original letter is accompanied by a typewritten transcription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Envelope]</text:p>
      <text:p text:style-name="P6">S. MORAIS/</text:p>
      <text:p text:style-name="P6">546 N. FIFTH STREET/</text:p>
      <text:p text:style-name="P6">PHILADELPHIA, PA./</text:p>
      <text:p text:style-name="P7">Mrs E. Cohen/</text:p>
      <text:p text:style-name="P7">313 Nicollet Ave/</text:p>
      <text:p text:style-name="P7">Minneapolis/</text:p>
      <text:p text:style-name="P7">Minnesota/</text:p>
      <text:p text:style-name="P7"/>
      <text:p text:style-name="P6">[Page 1]</text:p>
      <text:p text:style-name="P8">S. MORAIS,/</text:p>
      <text:p text:style-name="P8">546 N. FIFTH STREET,/</text:p>
      <text:p text:style-name="P8">PHILADELPHIA, PA./</text:p>
      <text:p text:style-name="P8">Saturday night May 15. 97/</text:p>
      <text:p text:style-name="P6">My Dear Nina/</text:p>
      <text:p text:style-name="P6"><text:tab/>I was more than surprised. <text:s/>I was/ annoyed, for I knew nothing of the student's wish/ and consequently I was ill prepared to hear extra-/-vagant praises, and be compelled to speechifying./ <text:s/>But the students meant it well. <text:s/>Some were long/ in correspondence with Henry, but the latter and nothing/ to me. <text:s/>The picture was taken from one drawn by/ Levytype, and made in crayon by an artist in Phila;/ I <text:soft-page-break/>believe his name is Newman. <text:s/>I hear that it is/ good, but so excited I felt that I did not even look/ at it. <text:s/>I am obliged to you for having/ enabled me, together with Esther and Miriam, to/ go and hear <text:span text:style-name="T2">Romola</text:span><text:span text:style-name="T3">. <text:s/>I liked it very well./</text:span></text:p>
      <text:p text:style-name="P6"><text:span text:style-name="T3">I am unfortunately invited to the dedication of the/ new </text:span><text:span text:style-name="T2">Shearith Israel</text:span><text:span text:style-name="T3"> synagogue, and must pre/</text:span></text:p>
      <text:p text:style-name="P6"><text:span text:style-name="T3"/></text:p>
      <text:p text:style-name="P6"><text:span text:style-name="T3">[Page 2]</text:span></text:p>
      <text:p text:style-name="P6"><text:span text:style-name="T3">a suitable discourse. <text:s/>This comprising and com-/-mitting to memory at my age, is a terrible trial,/ but it can't be helped. <text:s/>If I were better off, I/ might give up and devote more of my time/ and knowledge to the seminary, but that/ is an impracticable design. <text:s/>If I could only/ add to the funds of the institution, but my/ second appeal to the Baroness, advised by Mr./ Oscar S. Strauss, received no response./</text:span></text:p>
      <text:p text:style-name="P6"><text:span text:style-name="T3">I suppose, I must give it up in despair. <text:s/>I/ begged of some friends in N. Y. to try if they/ could induce Mr Strauss to put in a good word, but/ I doubt the result./</text:span></text:p>
      <text:p text:style-name="P6"><text:span text:style-name="T3">Let me hope that your going to a new house,/ will afford you and Emanuel much comfort./ <text:s/>With much love/ S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2:50:55.08</meta:creation-date>
    <meta:document-statistic meta:table-count="0" meta:image-count="0" meta:object-count="0" meta:page-count="3" meta:paragraph-count="81" meta:word-count="478" meta:character-count="2958"/>
    <dc:date>2012-01-10T13:10:43.04</dc:date>
    <dc:creator>Penn Libraries</dc:creator>
    <meta:editing-duration>PT00H19M48S</meta:editing-duration>
    <meta:editing-cycles>1</meta:editing-cycles>
    <meta:generator>OpenOffice.org/3.2$Win32 OpenOffice.org_project/320m12$Build-9483</meta:generator>
  </office:meta>
</office:document-meta>
</file>